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NG QUANTITIES</text:p>
      <text:p text:style-name="P1"/>
      <text:p text:style-name="P2">Note:</text:p>
      <text:list xml:id="list1928921346" text:style-name="L1">
        <text:list-item>
          <text:p text:style-name="P3">To compare two quantities(to take ratio), their units must be same.</text:p>
        </text:list-item>
        <text:list-item>
          <text:p text:style-name="P3">If two ratios are equal or equivalent, then the involved four quantities are said to be in proportion.</text:p>
          <text:p text:style-name="P3"><text:s text:c="18"/>a : b :: c : d</text:p>
          <text:p text:style-name="P3"><text:s text:c="2"/>In that case, <text:s text:c="10"/>a * d <text:s/>= <text:s/>b * c</text:p>
        </text:list-item>
        <text:list-item>
          <text:p text:style-name="P3">Per cent means per hundred.It is represented by %. </text:p>
        </text:list-item>
        <text:list-item>
          <text:p text:style-name="P3">The buying price of any item is known as cost price(CP) <text:s/>and the price at which an item is sold is known as selling price(SP).</text:p>
        </text:list-item>
        <text:list-item>
          <text:p text:style-name="P3">If <text:s/>CP &lt; SP, a profit is made and profit = SP – CP.</text:p>
          <text:p text:style-name="P3">If CP = SP, <text:s/>there is no profit or loss.</text:p>
          <text:p text:style-name="P3">If CP &gt; SP, <text:s/>a loss is made and loss = CP – SP.</text:p>
        </text:list-item>
        <text:list-item>
          <text:p text:style-name="P3">Profit percent =( profit/CP) * 100</text:p>
          <text:p text:style-name="P3">Loss percent = (loss/CP ) * 100</text:p>
        </text:list-item>
        <text:list-item>
          <text:p text:style-name="P3">On a principal of P Rs. <text:s/>At R% <text:s/>rate of interest per year, the simple interest I paid for T years is given by <text:s/>I = <text:s/>(P * T * R)/ 100</text:p>
        </text:list-item>
      </text:list>
      <text:p text:style-name="P2"/>
      <text:p text:style-name="P2"/>
      <text:p text:style-name="P4">Solve:</text:p>
      <text:list xml:id="list634290925" text:style-name="L2">
        <text:list-item>
          <text:p text:style-name="P5">The ratio of heights 1.50 m and 75 cm of two persons can be written as ______________</text:p>
        </text:list-item>
        <text:list-item>
          <text:p text:style-name="P5">Give three ratios equivalent to 12 : 24.</text:p>
        </text:list-item>
        <text:list-item>
          <text:p text:style-name="P5">Out of 50 children in a class, 20 are boys. Then the percentage of girls is _____________.</text:p>
        </text:list-item>
        <text:list-item>
          <text:p text:style-name="P5">25 ml is ___________ per cent of 5 liters.</text:p>
        </text:list-item>
        <text:list-item>
          <text:p text:style-name="P5">The interest on 5000 Rs at the rate of 15% per annum for one month is ______________.</text:p>
        </text:list-item>
        <text:list-item>
          <text:p text:style-name="P5">If 25% of a journey is 800 km, the total distance of the journey is <text:s/>_______________.</text:p>
        </text:list-item>
        <text:list-item>
          <text:p text:style-name="P5">Krati sells a sofa for <text:s/>9600 Rs making a profit of 20%. At what price did she buy the sofa?</text:p>
        </text:list-item>
        <text:list-item>
          <text:p text:style-name="P5">Preeti borrowed 75000 Rs from a friend and after one year returned 80000 Rs . Find the interest.</text:p>
        </text:list-item>
        <text:list-item>
          <text:p text:style-name="P5">If Meenakshee pays an interest of 1500 Rs for 4 years on a sum of 2500 Rs, find the rate of interest <text:s/>per annum.</text:p>
        </text:list-item>
        <text:list-item>
          <text:p text:style-name="P5">If A is increased by 20%, it equals B. If B is decreased by 50%, it equals C. Then ______% <text:s/>of A is equal to C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0:07:29</meta:creation-date>
    <dc:date>2014-08-19T10:31:55</dc:date>
    <meta:editing-duration>PT8M16S</meta:editing-duration>
    <meta:editing-cycles>1</meta:editing-cycles>
    <meta:document-statistic meta:table-count="0" meta:image-count="0" meta:object-count="0" meta:page-count="1" meta:paragraph-count="25" meta:word-count="356" meta:character-count="1658" meta:non-whitespace-character-count="1298"/>
    <meta:generator>LibreOffice/3.5$Linux_x86 LibreOffice_project/350m1$Build-2</meta:generator>
  </office:meta>
</office:document-meta>
</file>